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6f63" officeooo:paragraph-rsid="00106f63"/>
    </style:style>
    <style:style style:name="P2" style:family="paragraph" style:parent-style-name="Standard">
      <style:paragraph-properties fo:line-height="115%"/>
      <style:text-properties officeooo:rsid="00106f63" officeooo:paragraph-rsid="001a089c"/>
    </style:style>
    <style:style style:name="P3" style:family="paragraph" style:parent-style-name="Standard">
      <style:paragraph-properties fo:line-height="115%"/>
      <style:text-properties officeooo:rsid="00106f63" officeooo:paragraph-rsid="00106f63"/>
    </style:style>
    <style:style style:name="P4" style:family="paragraph" style:parent-style-name="Standard">
      <style:paragraph-properties fo:line-height="115%"/>
      <style:text-properties officeooo:rsid="00106f63" officeooo:paragraph-rsid="001f363e"/>
    </style:style>
    <style:style style:name="P5" style:family="paragraph" style:parent-style-name="Standard">
      <style:paragraph-properties fo:line-height="115%"/>
      <style:text-properties officeooo:rsid="00106f63" officeooo:paragraph-rsid="0020418f"/>
    </style:style>
    <style:style style:name="P6" style:family="paragraph" style:parent-style-name="Subtitle">
      <style:text-properties officeooo:rsid="001ba9db" officeooo:paragraph-rsid="001ba9db"/>
    </style:style>
    <style:style style:name="P7" style:family="paragraph" style:parent-style-name="Title">
      <style:text-properties officeooo:rsid="001ba9db" officeooo:paragraph-rsid="001ba9db"/>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Standard">
      <style:paragraph-properties fo:line-height="115%"/>
      <style:text-properties officeooo:rsid="001c0e47" officeooo:paragraph-rsid="001f363e"/>
    </style:style>
    <style:style style:name="P12" style:family="paragraph" style:parent-style-name="Standard">
      <style:paragraph-properties fo:line-height="115%"/>
      <style:text-properties officeooo:rsid="001c0e47" officeooo:paragraph-rsid="0020418f"/>
    </style:style>
    <style:style style:name="P13" style:family="paragraph" style:parent-style-name="Text_20_body">
      <style:paragraph-properties fo:line-height="115%"/>
      <style:text-properties officeooo:rsid="0020418f" officeooo:paragraph-rsid="0020418f"/>
    </style:style>
    <style:style style:name="P14" style:family="paragraph" style:parent-style-name="Text_20_body">
      <style:paragraph-properties fo:line-height="115%"/>
      <style:text-properties officeooo:paragraph-rsid="0020418f"/>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fo:line-height="115%"/>
      <style:text-properties officeooo:rsid="001c0e47" officeooo:paragraph-rsid="001c0e47"/>
    </style:style>
    <style:style style:name="P19" style:family="paragraph" style:parent-style-name="Heading_20_2">
      <style:paragraph-properties fo:line-height="115%"/>
      <style:text-properties officeooo:rsid="001dc8cb" officeooo:paragraph-rsid="001dc8cb"/>
    </style:style>
    <style:style style:name="P20" style:family="paragraph" style:parent-style-name="Heading_20_2">
      <style:paragraph-properties fo:line-height="115%"/>
      <style:text-properties officeooo:rsid="001dc8cb" officeooo:paragraph-rsid="001f363e"/>
    </style:style>
    <style:style style:name="P21" style:family="paragraph" style:parent-style-name="Heading_20_2">
      <style:paragraph-properties fo:line-height="115%"/>
      <style:text-properties officeooo:rsid="001f363e" officeooo:paragraph-rsid="001f363e"/>
    </style:style>
    <style:style style:name="P22" style:family="paragraph" style:parent-style-name="Heading_20_3">
      <style:paragraph-properties fo:line-height="115%"/>
      <style:text-properties officeooo:rsid="001f363e" officeooo:paragraph-rsid="001f363e"/>
    </style:style>
    <style:style style:name="P23" style:family="paragraph" style:parent-style-name="Heading_20_3">
      <style:paragraph-properties fo:line-height="115%"/>
      <style:text-properties officeooo:rsid="0020418f" officeooo:paragraph-rsid="0020418f"/>
    </style:style>
    <style:style style:name="P24" style:family="paragraph" style:parent-style-name="Standard" style:list-style-name="L1">
      <style:paragraph-properties fo:line-height="115%"/>
      <style:text-properties officeooo:rsid="001c0e47" officeooo:paragraph-rsid="001c0e47"/>
    </style:style>
    <style:style style:name="P25" style:family="paragraph" style:parent-style-name="Text_20_body" style:list-style-name="L2">
      <style:paragraph-properties fo:line-height="115%"/>
      <style:text-properties officeooo:rsid="0025020f" officeooo:paragraph-rsid="0025020f"/>
    </style:style>
    <style:style style:name="P26" style:family="paragraph" style:parent-style-name="Text_20_body" style:list-style-name="L2">
      <style:paragraph-properties fo:line-height="115%"/>
      <style:text-properties officeooo:rsid="0025c2a5" officeooo:paragraph-rsid="00272c70"/>
    </style:style>
    <style:style style:name="P27" style:family="paragraph" style:parent-style-name="Text_20_body" style:list-style-name="L2">
      <style:paragraph-properties fo:line-height="115%"/>
      <style:text-properties officeooo:rsid="00272c70" officeooo:paragraph-rsid="00272c70"/>
    </style:style>
    <style:style style:name="P28" style:family="paragraph" style:parent-style-name="Text_20_body" style:list-style-name="L2">
      <style:paragraph-properties fo:line-height="115%"/>
      <style:text-properties officeooo:rsid="002af9cc" officeooo:paragraph-rsid="002af9cc"/>
    </style:style>
    <style:style style:name="P29" style:family="paragraph" style:parent-style-name="Text_20_body" style:list-style-name="L2">
      <style:paragraph-properties fo:line-height="115%"/>
      <style:text-properties officeooo:rsid="002c0ca2" officeooo:paragraph-rsid="002c0ca2"/>
    </style:style>
    <style:style style:name="P30" style:family="paragraph" style:parent-style-name="Text_20_body" style:list-style-name="L2">
      <style:paragraph-properties fo:line-height="115%"/>
      <style:text-properties officeooo:rsid="002de388" officeooo:paragraph-rsid="002de388"/>
    </style:style>
    <style:style style:name="T1" style:family="text">
      <style:text-properties officeooo:rsid="001dc8cb"/>
    </style:style>
    <style:style style:name="T2" style:family="text">
      <style:text-properties officeooo:rsid="001f363e"/>
    </style:style>
    <style:style style:name="T3" style:family="text">
      <style:text-properties officeooo:rsid="001f537d"/>
    </style:style>
    <style:style style:name="T4" style:family="text">
      <style:text-properties officeooo:rsid="0020418f"/>
    </style:style>
    <style:style style:name="T5" style:family="text">
      <style:text-properties officeooo:rsid="002088f4"/>
    </style:style>
    <style:style style:name="T6" style:family="text">
      <style:text-properties officeooo:rsid="0020a3d2"/>
    </style:style>
    <style:style style:name="T7" style:family="text">
      <style:text-properties officeooo:rsid="00221bcc"/>
    </style:style>
    <style:style style:name="T8" style:family="text">
      <style:text-properties officeooo:rsid="0022bb79"/>
    </style:style>
    <style:style style:name="T9" style:family="text">
      <style:text-properties officeooo:rsid="0023658a"/>
    </style:style>
    <style:style style:name="T10" style:family="text">
      <style:text-properties officeooo:rsid="0025020f"/>
    </style:style>
    <style:style style:name="T11" style:family="text">
      <style:text-properties officeooo:rsid="00272c70"/>
    </style:style>
    <style:style style:name="T12" style:family="text">
      <style:text-properties officeooo:rsid="0027d338"/>
    </style:style>
    <style:style style:name="T13" style:family="text">
      <style:text-properties officeooo:rsid="002961f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ument de conception</text:p>
      <text:p text:style-name="P1"/>
      <text:p text:style-name="P6">Rogue Champions</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_Toc715_353095010" text:style-name="Index_20_Link" text:visited-style-name="Index_20_Link">Description<text:tab/>1</text:a></text:p>
          <text:p text:style-name="P9"><text:a xlink:type="simple" xlink:href="#__RefHeading___Toc717_3530950101" text:style-name="Index_20_Link" text:visited-style-name="Index_20_Link">Infos techniques<text:tab/>1</text:a></text:p>
          <text:p text:style-name="P9"><text:a xlink:type="simple" xlink:href="#__RefHeading___Toc717_353095010" text:style-name="Index_20_Link" text:visited-style-name="Index_20_Link">Scénario<text:tab/>1</text:a></text:p>
          <text:p text:style-name="P9"><text:a xlink:type="simple" xlink:href="#__RefHeading___Toc717_3530950102" text:style-name="Index_20_Link" text:visited-style-name="Index_20_Link">Mécaniques<text:tab/>2</text:a></text:p>
          <text:p text:style-name="P10"><text:a xlink:type="simple" xlink:href="#__RefHeading___Toc719_3530950101" text:style-name="Index_20_Link" text:visited-style-name="Index_20_Link">Le joueur<text:tab/>2</text:a></text:p>
          <text:p text:style-name="P10"><text:a xlink:type="simple" xlink:href="#__RefHeading___Toc719_353095010" text:style-name="Index_20_Link" text:visited-style-name="Index_20_Link">Combat et mouvement<text:tab/>2</text:a></text:p>
          <text:p text:style-name="P10"><text:a xlink:type="simple" xlink:href="#__RefHeading___Toc719_3530950102" text:style-name="Index_20_Link" text:visited-style-name="Index_20_Link">La reproduction<text:tab/>2</text:a></text:p>
          <text:p text:style-name="P10"><text:a xlink:type="simple" xlink:href="#__RefHeading___Toc719_3530950103" text:style-name="Index_20_Link" text:visited-style-name="Index_20_Link">Mécaniques optionnelles<text:tab/>3</text:a></text:p>
        </text:index-body>
      </text:table-of-content>
      <text:p text:style-name="P3"/>
      <text:p text:style-name="P3"/>
      <text:h text:style-name="P18" text:outline-level="1"><text:bookmark-start text:name="__RefHeading___Toc715_353095010"/>Description<text:bookmark-end text:name="__RefHeading___Toc715_353095010"/></text:h>
      <text:p text:style-name="P2"/>
      <text:h text:style-name="P19" text:outline-level="2"><text:bookmark-start text:name="__RefHeading___Toc717_3530950101"/>Infos techniques<text:bookmark-end text:name="__RefHeading___Toc717_3530950101"/></text:h>
      <text:p text:style-name="P2"/>
      <text:list xml:id="list143890450" text:style-name="L1">
        <text:list-item>
          <text:p text:style-name="P24">Nom du jeu : Rogue Champions (référence à Rogue et Corruption of Champions pour les mécaniques.)</text:p>
        </text:list-item>
        <text:list-item>
          <text:p text:style-name="P24">Plateforme : Windows et Web (Unity 2022.3.0f1).</text:p>
        </text:list-item>
      </text:list>
      <text:p text:style-name="P2"/>
      <text:h text:style-name="P20" text:outline-level="2"><text:bookmark-start text:name="__RefHeading___Toc717_353095010"/>Scénario<text:bookmark-end text:name="__RefHeading___Toc717_353095010"/></text:h>
      <text:p text:style-name="P4"/>
      <text:p text:style-name="P11"><text:tab/><text:span text:style-name="T1">Le joueur se réveille à l’entrée d’un donjon et cherche un moyen d’en sortir. Il doit en traverser tous les étages et vaincre le boss final pour pouvoir trouver le portail le ramenant chez lui.</text:span></text:p>
      <text:p text:style-name="P11"/>
      <text:h text:style-name="P21" text:outline-level="2"><text:bookmark-start text:name="__RefHeading___Toc717_3530950102"/><text:soft-page-break/>Mécaniques<text:bookmark-end text:name="__RefHeading___Toc717_3530950102"/></text:h>
      <text:h text:style-name="P22" text:outline-level="3"/>
      <text:h text:style-name="P22" text:outline-level="3"><text:bookmark-start text:name="__RefHeading___Toc719_3530950101"/>Le joueur<text:bookmark-end text:name="__RefHeading___Toc719_3530950101"/></text:h>
      <text:p text:style-name="P11"><text:tab/></text:p>
      <text:p text:style-name="P11"><text:span text:style-name="T1"><text:tab/>Le</text:span><text:span text:style-name="T3">s personnages (joueur, ennemis, unités)</text:span><text:span text:style-name="T2"> possède</text:span><text:span text:style-name="T4">nt</text:span><text:span text:style-name="T2"> des traits physiques et mentaux influençant </text:span><text:span text:style-name="T4">leurs</text:span><text:span text:style-name="T2"> statistiques de combat et de reproduction. Avant de lancer le jeu, le joueur est libre de personnaliser les traits de son avatar </text:span><text:span text:style-name="T4">et de sélectionner lesquels seront ses traits dominants et faibles</text:span><text:span text:style-name="T2">. Certains traits physiques sont purement cosmétiques (cheveux, peau…), tandis que d’autres influenceront ses capacités en combat (un quadrupède attaquera deux fois, un humain gagne plus de points de ses objets…).</text:span></text:p>
      <text:p text:style-name="P12"/>
      <text:p text:style-name="P5"/>
      <text:h text:style-name="P23" text:outline-level="3" text:is-list-header="true"><text:bookmark-start text:name="__RefHeading___Toc719_353095010"/><text:span text:style-name="T5">C</text:span>ombat <text:span text:style-name="T5">et mouvement</text:span><text:bookmark-end text:name="__RefHeading___Toc719_353095010"/></text:h>
      <text:p text:style-name="P14"/>
      <text:p text:style-name="P13"><text:tab/><text:span text:style-name="T5">Le joueur peut se déplacer dans 8 directions sur une grille, dans un niveau de salles générées procéduralement. Le combat se fait au tour par tour au contact des ennemis. Ceux-ci errent au hasard dans le donjon (dans une zone autour d’eux ou en cherchant un point au hasard dans le niveau), et se dirigent vers le joueur ou l’unité la plus proche dès que ceux-ci entrent dans leur champ de vision.</text:span></text:p>
      <text:p text:style-name="P13"><text:tab/><text:span text:style-name="T6">Le joueur peut utiliser des objets équipables ou consommables pour faciliter ses combats. Les objets consommables sont à usage unique mais peuvent être portés en plusieurs exemplaires dans l’inventaire. Les objets équipables sont portés par un personnage précis et augmentent une ou plusieurs stats en fonction de ses propriétés. Les ennemis peuvent également utiliser des objets ou de l’équipement s’ils marchent dessus.</text:span></text:p>
      <text:p text:style-name="P13"><text:tab/><text:span text:style-name="T5">Dès qu’une unité n’a plus de Points de Vie (PV), elle meurt et est retirée de l’équipe du joueur. Si l’avatar meurt, la partie est terminée et le joueur retourne au menu ppal. Lorsque le joueur ou une unité bat un ennemi, il gagne de l’expérience faisant monter son niveau et ses stats en fonction de ses traits, </text:span><text:span text:style-name="T10">et l’ennemi a une chance de laisser tomber un objet ainsi que son équipement s’il en a ramassé</text:span><text:span text:style-name="T5">. </text:span><text:span text:style-name="T6">Le joueur et ses unités regagnent de la vie automatiquement au fil du temps en marchant.</text:span></text:p>
      <text:p text:style-name="P5"/>
      <text:h text:style-name="P23" text:outline-level="3"><text:bookmark-start text:name="__RefHeading___Toc719_3530950102"/>La reproduction<text:bookmark-end text:name="__RefHeading___Toc719_3530950102"/></text:h>
      <text:p text:style-name="P14"/>
      <text:p text:style-name="P13"><text:tab/><text:span text:style-name="T5">Lorsqu’un ennemi est battu, il ne disparaît pas </text:span><text:span text:style-name="T6">mais entre dans un état </text:span><text:soft-page-break/><text:span text:style-name="T6">« excité », où il accepte de coucher avec l’avatar ou une de ses unités. Le joueur peut alors interagir avec cet ennemi (ou envoyer une de ses unités) pour initier la création d’une nouvelle unité par reproduction. </text:span><text:span text:style-name="T7">Les traits et statistiques de l’unité résultant sont calculées aléatoirement avec un pourcentage par défaut de 50% entre les deux parents. Ce pourcentage est influencé par la différence de niveaux entre les parents (le plus élevé aura le plus de chance de transmettre ses traits), ainsi que les traits dominants et faibles qui augmenteront tous deux les chances de ce trait d’être sélectionné. Si deux traits dominants ou </text:span><text:span text:style-name="T8">deux traits</text:span><text:span text:style-name="T7"> faibles sont les mêmes, celui </text:span><text:span text:style-name="T8">à la stat la</text:span><text:span text:style-name="T7"> plus élevé est choisi. Si un trait dominant et un trait faible sont comparés, ils s’annulent.</text:span></text:p>
      <text:p text:style-name="P13"><text:tab/></text:p>
      <text:p text:style-name="P5"/>
      <text:h text:style-name="P23" text:outline-level="3"><text:bookmark-start text:name="__RefHeading___Toc719_3530950103"/>Mécaniques optionnelles<text:bookmark-end text:name="__RefHeading___Toc719_3530950103"/></text:h>
      <text:p text:style-name="P14"/>
      <text:p text:style-name="P13"><text:tab/><text:span text:style-name="T9">Les mécaniques suivantes ne seront à implémenter que si le jeu de base est terminé avec pas mal d’avance. Ces mécaniques n’ont pas d’ordre de priorité particulier :</text:span></text:p>
      <text:list xml:id="list3330813174" text:style-name="L2">
        <text:list-item>
          <text:p text:style-name="P25">A de très rares occasions, le joueur peut rencontrer un marchand à qui il peut acheter ou vendre des objets et équipement. Le joueur peut aussi trouver de l’argent sur les ennemis.</text:p>
        </text:list-item>
        <text:list-item>
          <text:p text:style-name="P26">Parfois, le joueur peut rencontrer un autel auquel il peut prier pour recevoir un bonus pour ses stats et celles de ses unités. Pour bénéficier de ce bonus, au moins un des membres de l’équipe doit posséder un trait compatible avec celui de l’autel. Puis, tous les membres possédant ce trait voient cette statistique améliorée jusqu’à leur mor<text:span text:style-name="T11">t</text:span>.</text:p>
        </text:list-item>
        <text:list-item>
          <text:p text:style-name="P27">Le joueur peut assigner des tactiques à ses unités influençant leur comportement dans le niveau. Cela peut être utile pour créer une formation de combat plus efficace, ou pour explorer les niveaux plus rapidement.</text:p>
          <text:list>
            <text:list-item>
              <text:p text:style-name="P27">Suivre le joueur (par défaut) : L’unité de contente de retracer les pas du joueur, et n’attaque les ennemis que si ceux-ci sont à côté du joueur ou d’une unité.</text:p>
            </text:list-item>
            <text:list-item>
              <text:p text:style-name="P27">Attaquer à vue : Si un ennemi entre dans le champ de vision d’une unité, celle-ci l’attaque sans égard pour ses PVs restants ou la différence de niveau.</text:p>
            </text:list-item>
            <text:list-item>
              <text:p text:style-name="P27">Explorer le donjon : L’unité arrête de suivre le joueur et cherche les escaliers. Si elle les trouve, ceux-ci et les cases alentours sont alors affichées sur la carte pour aider le joueur à les retrouver. Puis, toutes les unités en mode Explorer retournent auprès du joueur et adoptent le comportement Suivre <text:span text:style-name="T12">(</text:span><text:span text:style-name="T13">la tactique Suivre</text:span><text:span text:style-name="T12"> n’est pas assigné</text:span><text:span text:style-name="T13">e</text:span><text:span text:style-name="T12">, les unités restent en mode Explorer mais suivent le </text:span><text:soft-page-break/><text:span text:style-name="T12">joueur. </text:span><text:span text:style-name="T13">Cela permet de retourner en mode Explorer à l’arrivée dans un autre niveau</text:span><text:span text:style-name="T12">)</text:span>.</text:p>
            </text:list-item>
            <text:list-item>
              <text:p text:style-name="P28">Rester prudent : Si possible, l’unité va rester à une certaine distance de l’ennemi pour l’attaquer de loin si possible. Lorsque les PVs sont bas, l’unité s’enfuit.</text:p>
            </text:list-item>
            <text:list-item>
              <text:p text:style-name="P29">S’enfuir : L’unité va chercher à tout prix à s’enfuir des ennemis les plus proches. Si aucun ennemi n’est dans son champ de vision, il va garder en mémoire la dernière position vue d’un ennemi et s’en servir comme point d’éloignement. Si l’unité n’a jamais vu d’ennemi, l’unité adopte le comportement Suivre.</text:p>
            </text:list-item>
          </text:list>
        </text:list-item>
        <text:list-item>
          <text:p text:style-name="P28">Différents types d’attaque : Mêlée, distance, magie, etc. Permet de profiter des différentes tactiques des unités pour attaquer à distance et rester assez loin pour éviter le contact.</text:p>
        </text:list-item>
        <text:list-item>
          <text:p text:style-name="P30">Différents types de cases, comme des pièges pour blesser les personnages marchant dessus.</text:p>
        </text:list-item>
        <text:list-item>
          <text:p text:style-name="P30">Certains traits physiques (ex: ailes) aident à la navigation dans le niveau : Par ex, les quadrupèdes peuvent marcher deux fois plus vite, les ailés peuvent voler au-dessus des pièges et autres cases dangereuses, etc.</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4M31S</meta:editing-duration>
    <meta:editing-cycles>24</meta:editing-cycles>
    <meta:generator>LibreOffice/7.3.3.2$Windows_X86_64 LibreOffice_project/d1d0ea68f081ee2800a922cac8f79445e4603348</meta:generator>
    <meta:creation-date>2023-06-02T20:35:32.130000000</meta:creation-date>
    <dc:date>2023-06-02T21:30:53.982000000</dc:date>
    <meta:document-statistic meta:table-count="0" meta:image-count="0" meta:object-count="0" meta:page-count="4" meta:paragraph-count="41" meta:word-count="1006" meta:character-count="5983" meta:non-whitespace-character-count="5020"/>
  </office:meta>
</office:document-meta>
</file>